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<text:span text:style-name="T1">Implementación Básico para</text:span>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o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Postgre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DBI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SQLite3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ion</text:p>
          </table:table-cell>
          <table:table-cell table:style-name="ce1" office:value-type="string" calcext:value-type="string">
            <text:p>Las pruebas no deven ser instal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n archivo de pruebas por numero major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4:39:26.006577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3T14:42:46.250634500</dc:date>
    <meta:editing-duration>PT2H56M22S</meta:editing-duration>
    <meta:editing-cycles>12</meta:editing-cycles>
    <meta:generator>LibreOffice/6.0.7.3$Linux_X86_64 LibreOffice_project/00m0$Build-3</meta:generator>
    <meta:document-statistic meta:table-count="1" meta:cell-count="85" meta:object-count="0"/>
  </office:meta>
</office:document-meta>
</file>